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0.7cm" fo:min-width="20.5cm" loext:decorative="false"/>
    </style:style>
    <style:style style:name="gr2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7.252cm" fo:min-width="31.852cm" loext:decorative="false"/>
    </style:style>
    <style:style style:name="gr3" style:family="graphic" style:parent-style-name="Object_20_with_20_no_20_fill_20_and_20_no_20_line">
      <style:graphic-properties draw:fill="solid" draw:fill-color="#b4c7dc" draw:textarea-horizontal-align="center" draw:textarea-vertical-align="middle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line-height="200%"/>
    </style:style>
    <style:style style:name="P5" style:family="paragraph">
      <loext:graphic-properties draw:fill="none" draw:fill-color="#ffffff"/>
      <style:paragraph-properties fo:margin-top="0cm" fo:margin-bottom="0cm" fo:line-height="2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0.95cm" svg:x="0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5.75cm" svg:height="24.75cm" svg:x="-13cm" svg:y="-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8.75cm" svg:height="4.925cm" svg:x="10.25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6.5cm" svg:height="1.25cm" svg:x="1.25cm" svg:y="1.25cm">
          <draw:text-box>
            <text:p>Kate Winslet (*1975)</text:p>
          </draw:text-box>
        </draw:frame>
        <draw:frame draw:style-name="gr5" draw:text-style-name="P3" draw:layer="layout" svg:width="9.25cm" svg:height="1cm" svg:x="10cm" svg:y="1.25cm">
          <draw:text-box>
            <text:p>Filme pro Dekade</text:p>
          </draw:text-box>
        </draw:frame>
        <draw:frame draw:style-name="gr6" draw:text-style-name="P5" draw:layer="layout" svg:width="8.5cm" svg:height="11.75cm" svg:x="1.25cm" svg:y="3cm">
          <draw:text-box>
            <text:p text:style-name="P4">Kate Winslets bekanntester Film ist vermutlich Titanic. Den hab ich auch gesehen, ich habe aber einige ihrer anderen Filme wie Vergiss mein nicht! oder Wenn Träume fliegen lernen gesehe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08:29:42.006130068</dc:date>
    <meta:editing-duration>PT15M42S</meta:editing-duration>
    <meta:editing-cycles>7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b4c7dc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51cm" svg:height="4.926cm" xlink:href="." xlink:type="simple" chart:class="chart:bar" chart:style-name="ch1">
        <chart:plot-area chart:style-name="ch2" svg:x="0.175cm" svg:y="0.098cm" svg:width="8.401cm" svg:height="4.73cm">
          <chart:coordinate-region svg:x="0.809cm" svg:y="0.298cm" svg:width="7.767cm" svg:height="3.88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